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er">
      <style:paragraph-properties fo:padding-left="0cm" fo:padding-right="0cm" fo:padding-top="0cm" fo:padding-bottom="0.074cm" fo:border-left="none" fo:border-right="none" fo:border-top="none" fo:border-bottom="0.99pt solid #000000" style:join-border="false"/>
      <style:text-properties officeooo:rsid="00200bb3" officeooo:paragraph-rsid="00200bb3"/>
    </style:style>
    <style:style style:name="P2" style:family="paragraph" style:parent-style-name="Standard">
      <style:paragraph-properties fo:line-height="115%"/>
      <style:text-properties style:font-name="Times New Roman2" fo:language="sl" fo:country="SI" officeooo:rsid="001b0822" officeooo:paragraph-rsid="001b0822"/>
    </style:style>
    <style:style style:name="P3" style:family="paragraph" style:parent-style-name="Standard">
      <style:paragraph-properties fo:line-height="115%" fo:text-align="justify" style:justify-single-word="false"/>
      <style:text-properties style:font-name="Times New Roman2" fo:language="sl" fo:country="SI" officeooo:rsid="001cde96" officeooo:paragraph-rsid="001cde96"/>
    </style:style>
    <style:style style:name="P4" style:family="paragraph" style:parent-style-name="Standard">
      <style:paragraph-properties fo:line-height="115%"/>
      <style:text-properties style:font-name="Times New Roman2" fo:language="sl" fo:country="SI" officeooo:rsid="001cde96" officeooo:paragraph-rsid="001cde96"/>
    </style:style>
    <style:style style:name="P5" style:family="paragraph" style:parent-style-name="Standard">
      <style:paragraph-properties fo:line-height="115%"/>
      <style:text-properties style:font-name="Times New Roman2" fo:language="sl" fo:country="SI" officeooo:rsid="001e96a8" officeooo:paragraph-rsid="001e96a8"/>
    </style:style>
    <style:style style:name="P6" style:family="paragraph" style:parent-style-name="Standard">
      <style:paragraph-properties fo:line-height="115%" fo:text-align="justify" style:justify-single-word="false"/>
      <style:text-properties style:font-name="Times New Roman2" fo:language="sl" fo:country="SI" officeooo:rsid="002c9fd7" officeooo:paragraph-rsid="002c9fd7"/>
    </style:style>
    <style:style style:name="P7" style:family="paragraph" style:parent-style-name="Text_20_body">
      <style:paragraph-properties fo:line-height="115%"/>
    </style:style>
    <style:style style:name="P8" style:family="paragraph" style:parent-style-name="Text_20_body">
      <style:paragraph-properties fo:line-height="115%"/>
      <style:text-properties style:font-name="Times New Roman2" fo:language="sl" fo:country="SI" officeooo:paragraph-rsid="0021062a"/>
    </style:style>
    <style:style style:name="P9" style:family="paragraph" style:parent-style-name="Text_20_body">
      <style:paragraph-properties fo:line-height="115%"/>
      <style:text-properties style:font-name="Times New Roman2" fo:language="sl" fo:country="SI" officeooo:rsid="00228a3a" officeooo:paragraph-rsid="00228a3a"/>
    </style:style>
    <style:style style:name="P10" style:family="paragraph" style:parent-style-name="Text_20_body">
      <style:paragraph-properties fo:line-height="115%"/>
      <style:text-properties style:font-name="Times New Roman2" fo:language="sl" fo:country="SI" officeooo:rsid="00235c72" officeooo:paragraph-rsid="00235c72"/>
    </style:style>
    <style:style style:name="P11" style:family="paragraph" style:parent-style-name="Text_20_body">
      <style:paragraph-properties fo:line-height="115%"/>
      <style:text-properties style:font-name="Times New Roman2" fo:language="sl" fo:country="SI" officeooo:rsid="0022b670" officeooo:paragraph-rsid="0022b670"/>
    </style:style>
    <style:style style:name="P12" style:family="paragraph" style:parent-style-name="Text_20_body">
      <style:paragraph-properties fo:line-height="115%" fo:text-align="justify" style:justify-single-word="false"/>
      <style:text-properties style:font-name="Times New Roman2" fo:language="sl" fo:country="SI" officeooo:rsid="0024f9cd" officeooo:paragraph-rsid="002971bf"/>
    </style:style>
    <style:style style:name="P13" style:family="paragraph" style:parent-style-name="Text_20_body">
      <style:paragraph-properties fo:line-height="115%" fo:text-align="justify" style:justify-single-word="false"/>
      <style:text-properties style:font-name="Times New Roman2" fo:language="sl" fo:country="SI" officeooo:rsid="00265698" officeooo:paragraph-rsid="002afad4"/>
    </style:style>
    <style:style style:name="P14" style:family="paragraph" style:parent-style-name="Heading_20_2">
      <style:paragraph-properties fo:line-height="115%"/>
      <style:text-properties style:font-name="Times New Roman2" fo:language="sl" fo:country="SI"/>
    </style:style>
    <style:style style:name="P15" style:family="paragraph" style:parent-style-name="Text_20_body" style:list-style-name="L1">
      <style:paragraph-properties fo:line-height="115%"/>
      <style:text-properties style:font-name="Times New Roman2" fo:language="sl" fo:country="SI" officeooo:rsid="0021062a"/>
    </style:style>
    <style:style style:name="P16" style:family="paragraph" style:parent-style-name="Text_20_body" style:list-style-name="L1">
      <style:paragraph-properties fo:line-height="115%"/>
      <style:text-properties style:font-name="Times New Roman2" fo:language="sl" fo:country="SI" officeooo:rsid="0021062a" officeooo:paragraph-rsid="0021062a"/>
    </style:style>
    <style:style style:name="P17" style:family="paragraph" style:parent-style-name="Text_20_body" style:list-style-name="L2">
      <style:paragraph-properties fo:line-height="115%"/>
      <style:text-properties style:font-name="Times New Roman2" fo:language="sl" fo:country="SI" officeooo:rsid="0021062a" officeooo:paragraph-rsid="0021062a"/>
    </style:style>
    <style:style style:name="P18" style:family="paragraph" style:parent-style-name="Text_20_body" style:list-style-name="L1">
      <style:paragraph-properties fo:line-height="115%"/>
      <style:text-properties style:font-name="Times New Roman2" fo:language="sl" fo:country="SI" officeooo:rsid="00228a3a"/>
    </style:style>
    <style:style style:name="P19" style:family="paragraph" style:parent-style-name="Text_20_body" style:list-style-name="L2">
      <style:paragraph-properties fo:line-height="115%"/>
      <style:text-properties style:font-name="Times New Roman2" fo:language="sl" fo:country="SI" officeooo:rsid="00228a3a" officeooo:paragraph-rsid="00235c72"/>
    </style:style>
    <style:style style:name="P20" style:family="paragraph" style:parent-style-name="Text_20_body" style:list-style-name="L2">
      <style:paragraph-properties fo:line-height="115%"/>
      <style:text-properties style:font-name="Times New Roman2" fo:language="sl" fo:country="SI" officeooo:rsid="00228a3a" officeooo:paragraph-rsid="00228a3a"/>
    </style:style>
    <style:style style:name="P21" style:family="paragraph" style:parent-style-name="Text_20_body" style:list-style-name="L3">
      <style:paragraph-properties fo:line-height="115%"/>
      <style:text-properties style:font-name="Times New Roman2" fo:language="sl" fo:country="SI" officeooo:rsid="00228a3a" officeooo:paragraph-rsid="00228a3a"/>
    </style:style>
    <style:style style:name="P22" style:family="paragraph" style:parent-style-name="Text_20_body" style:list-style-name="L2">
      <style:paragraph-properties fo:line-height="115%"/>
      <style:text-properties style:font-name="Times New Roman2" fo:language="sl" fo:country="SI" officeooo:rsid="00235c72" officeooo:paragraph-rsid="00235c72"/>
    </style:style>
    <style:style style:name="P23" style:family="paragraph" style:parent-style-name="Text_20_body" style:list-style-name="L5">
      <style:paragraph-properties fo:line-height="115%"/>
      <style:text-properties style:font-name="Times New Roman2" fo:language="sl" fo:country="SI" officeooo:rsid="00235c72" officeooo:paragraph-rsid="00235c72"/>
    </style:style>
    <style:style style:name="P24" style:family="paragraph" style:parent-style-name="Text_20_body" style:list-style-name="L6">
      <style:paragraph-properties fo:line-height="115%"/>
      <style:text-properties style:font-name="Times New Roman2" fo:language="sl" fo:country="SI" officeooo:rsid="00235c72" officeooo:paragraph-rsid="00235c72"/>
    </style:style>
    <style:style style:name="P25" style:family="paragraph" style:parent-style-name="Text_20_body" style:list-style-name="L3">
      <style:paragraph-properties fo:line-height="115%"/>
      <style:text-properties style:font-name="Times New Roman2" fo:language="sl" fo:country="SI" officeooo:rsid="0022b670" officeooo:paragraph-rsid="0022b670"/>
    </style:style>
    <style:style style:name="P26" style:family="paragraph" style:parent-style-name="Text_20_body" style:list-style-name="L4">
      <style:paragraph-properties fo:line-height="115%"/>
      <style:text-properties style:font-name="Times New Roman2" fo:language="sl" fo:country="SI" officeooo:rsid="0022b670" officeooo:paragraph-rsid="0022b670"/>
    </style:style>
    <style:style style:name="P27" style:family="paragraph" style:parent-style-name="Text_20_body" style:list-style-name="L5">
      <style:paragraph-properties fo:line-height="115%"/>
      <style:text-properties style:font-name="Times New Roman2" fo:language="sl" fo:country="SI" officeooo:paragraph-rsid="00235c72"/>
    </style:style>
    <style:style style:name="P28" style:family="paragraph" style:parent-style-name="Text_20_body" style:list-style-name="L1">
      <style:paragraph-properties fo:line-height="115%"/>
      <style:text-properties style:font-name="Times New Roman2" fo:language="sl" fo:country="SI" fo:font-weight="bold" officeooo:rsid="0021062a" officeooo:paragraph-rsid="0021062a" style:font-weight-asian="bold" style:font-weight-complex="bold"/>
    </style:style>
    <style:style style:name="P29" style:family="paragraph" style:parent-style-name="Standard" style:list-style-name="L7">
      <style:paragraph-properties fo:line-height="115%"/>
      <style:text-properties style:font-name="Times New Roman2" fo:language="sl" fo:country="SI" officeooo:rsid="001b0822" officeooo:paragraph-rsid="002afad4"/>
    </style:style>
    <style:style style:name="P30" style:family="paragraph" style:parent-style-name="Standard" style:list-style-name="L7">
      <style:paragraph-properties fo:line-height="115%"/>
      <style:text-properties style:font-name="Times New Roman2" fo:language="sl" fo:country="SI" officeooo:rsid="001b0822" officeooo:paragraph-rsid="002afe69"/>
    </style:style>
    <style:style style:name="P31" style:family="paragraph" style:parent-style-name="Standard" style:list-style-name="L8">
      <style:paragraph-properties fo:line-height="115%"/>
      <style:text-properties style:font-name="Times New Roman2" fo:language="sl" fo:country="SI" officeooo:rsid="001cde96" officeooo:paragraph-rsid="001cde96"/>
    </style:style>
    <style:style style:name="P32" style:family="paragraph" style:parent-style-name="Heading_20_1">
      <style:paragraph-properties fo:line-height="115%"/>
    </style:style>
    <style:style style:name="P33" style:family="paragraph" style:parent-style-name="Heading_20_1">
      <style:paragraph-properties fo:line-height="115%"/>
      <style:text-properties style:font-name="Times New Roman2" fo:language="sl" fo:country="SI"/>
    </style:style>
    <style:style style:name="P3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officeooo:rsid="001cde96"/>
    </style:style>
    <style:style style:name="T2" style:family="text">
      <style:text-properties officeooo:rsid="00200bb3"/>
    </style:style>
    <style:style style:name="T3" style:family="text">
      <style:text-properties fo:font-variant="normal" fo:text-transform="none" fo:color="#1d1c1d" fo:font-size="12pt" fo:letter-spacing="normal" fo:font-style="italic" style:text-underline-style="none" fo:font-weight="normal" style:font-size-asian="12pt" style:font-style-asian="italic" style:font-size-complex="12pt" style:font-style-complex="italic"/>
    </style:style>
    <style:style style:name="T4" style:family="text">
      <style:text-properties fo:font-variant="normal" fo:text-transform="none" fo:color="#1d1c1d" fo:font-size="12pt" fo:letter-spacing="normal" fo:font-style="italic" style:text-underline-style="none" fo:font-weight="normal" officeooo:rsid="00235c72" style:font-size-asian="12pt" style:font-style-asian="italic" style:font-size-complex="12pt" style:font-style-complex="italic"/>
    </style:style>
    <style:style style:name="T5" style:family="text">
      <style:text-properties fo:font-style="normal" officeooo:rsid="00265698" style:font-style-asian="normal" style:font-style-complex="normal"/>
    </style:style>
    <style:style style:name="T6" style:family="text">
      <style:text-properties fo:font-style="normal" officeooo:rsid="0027c119" style:font-style-asian="normal" style:font-style-complex="normal"/>
    </style:style>
    <style:style style:name="T7" style:family="text">
      <style:text-properties style:font-name="Times New Roman2" fo:language="sl" fo:country="SI"/>
    </style:style>
    <style:style style:name="T8" style:family="text">
      <style:text-properties officeooo:rsid="00228a3a"/>
    </style:style>
    <style:style style:name="T9" style:family="text">
      <style:text-properties officeooo:rsid="0022b670"/>
    </style:style>
    <style:style style:name="T10" style:family="text">
      <style:text-properties officeooo:rsid="00235c72"/>
    </style:style>
    <style:style style:name="T11" style:family="text">
      <style:text-properties fo:font-style="italic" style:font-style-asian="italic" style:font-style-complex="italic"/>
    </style:style>
    <style:style style:name="T12" style:family="text">
      <style:text-properties fo:font-style="italic" officeooo:rsid="00235c72" style:font-style-asian="italic" style:font-style-complex="italic"/>
    </style:style>
    <style:style style:name="T13" style:family="text">
      <style:text-properties fo:font-style="italic" officeooo:rsid="00265698" style:font-style-asian="italic" style:font-style-complex="italic"/>
    </style:style>
    <style:style style:name="T14" style:family="text">
      <style:text-properties fo:font-size="12pt" fo:font-style="italic" style:text-underline-style="none" officeooo:rsid="00235c72" style:font-size-asian="12pt" style:font-style-asian="italic" style:font-size-complex="12pt" style:font-style-complex="italic"/>
    </style:style>
    <style:style style:name="T15" style:family="text">
      <style:text-properties officeooo:rsid="00265698"/>
    </style:style>
    <style:style style:name="T16" style:family="text">
      <style:text-properties fo:background-color="#fff200" loext:char-shading-value="0"/>
    </style:style>
    <style:style style:name="T17" style:family="text">
      <style:text-properties officeooo:rsid="002afad4"/>
    </style:style>
    <style:style style:name="T18" style:family="text">
      <style:text-properties officeooo:rsid="002afe69"/>
    </style:style>
    <style:style style:name="T19" style:family="text">
      <style:text-properties officeooo:rsid="002df4c6"/>
    </style:style>
    <style:style style:name="T20" style:family="text">
      <style:text-properties officeooo:rsid="003104af"/>
    </style:style>
    <style:style style:name="T21" style:family="text">
      <style:text-properties fo:font-weight="bold" style:font-weight-asian="bold" style:font-weight-complex="bold"/>
    </style:style>
    <style:style style:name="T22" style:family="text">
      <style:text-properties fo:font-weight="bold" officeooo:rsid="00228a3a" style:font-weight-asian="bold" style:font-weight-complex="bold"/>
    </style:style>
    <style:style style:name="T23" style:family="text">
      <style:text-properties officeooo:rsid="003300a1"/>
    </style:style>
    <style:style style:name="T2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sl" fo:country="SI"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text:span text:style-name="Strong_20_Emphasis"><text:span text:style-name="T7">1 UVOD S PREDSTAVITVIJO PROBLEMATIKE, CILJEV IN HIPOTEZ/ZNANSTVENIH VPRAŠANJ</text:span></text:span></text:h>
      <text:p text:style-name="P7"><text:span text:style-name="Strong_20_Emphasis"><text:span text:style-name="T7"/></text:span></text:p>
      <text:h text:style-name="P14" text:outline-level="2"><text:span text:style-name="T2">1. 1 </text:span>Trajnostno kmetijstvo</text:h>
      <text:list xml:id="list2783366986" text:style-name="L1">
        <text:list-item>
          <text:p text:style-name="P15">kaj je trajnostno kmetijstvo (FAO definicija)</text:p>
        </text:list-item>
        <text:list-item>
          <text:p text:style-name="P15">kaj je trajnostna selekcija in cilji:</text:p>
          <text:list>
            <text:list-item>
              <text:p text:style-name="P18">učinkovitost v doseganju <text:span text:style-name="T21">genetskega napredka</text:span></text:p>
            </text:list-item>
            <text:list-item>
              <text:p text:style-name="P16"><text:span text:style-name="T8">učinkovitost v ohranjanju </text:span><text:span text:style-name="T21">genetsk</text:span><text:span text:style-name="T22">e</text:span><text:span text:style-name="T21"> variabilnos</text:span><text:span text:style-name="T22">ti</text:span></text:p>
            </text:list-item>
            <text:list-item>
              <text:p text:style-name="P28">ekonomska učinkovitost --<text:span text:style-name="T20">&gt; POTEM RAZČLENIM TE TRI v kontekstu genomske selekcije</text:span></text:p>
            </text:list-item>
          </text:list>
        </text:list-item>
      </text:list>
      <text:p text:style-name="P9"/>
      <text:h text:style-name="P14" text:outline-level="2">1.2 GENOMSKA SELEKCIJA</text:h>
      <text:list xml:id="list3695775757" text:style-name="L2">
        <text:list-item>
          <text:p text:style-name="P17">začetki / zgodovina genomske selekcije<text:span text:style-name="T11"> (Meuwissen, Schaeffer)</text:span></text:p>
        </text:list-item>
        <text:list-item>
          <text:p text:style-name="P19">napoved gEBV </text:p>
          <text:list>
            <text:list-item>
              <text:p text:style-name="P22">referenčna populacija, update</text:p>
            </text:list-item>
            <text:list-item>
              <text:p text:style-name="P19">SNP-BLUP, GBLUP, ssGBLUP, Bayes</text:p>
            </text:list-item>
          </text:list>
        </text:list-item>
        <text:list-item>
          <text:p text:style-name="P20">selekcijska shema pri govedu</text:p>
        </text:list-item>
      </text:list>
      <text:h text:style-name="P14" text:outline-level="2">1.<text:span text:style-name="T8">3</text:span> <text:span text:style-name="T23">UČINKOVITOST DOSEGANJA Genetskega napredka</text:span></text:h>
      <text:list xml:id="list2711369179" text:style-name="L3">
        <text:list-item>
          <text:p text:style-name="P21">Enačba <text:span text:style-name="T12">(Falconer and Mackay)</text:span></text:p>
        </text:list-item>
        <text:list-item>
          <text:p text:style-name="P25">vpliv na parametre: točnost, intenzivnost, generacijski interval</text:p>
        </text:list-item>
      </text:list>
      <text:list xml:id="list123955764868541" text:continue-list="list3695775757" text:style-name="L2">
        <text:list-item>
          <text:p text:style-name="P17"><text:span text:style-name="T9">kako je GS spremenila genetski napredek - </text:span>realizirani genetski trendi <text:span text:style-name="T11">(Wiggans, </text:span><text:span text:style-name="T12">Doekes</text:span><text:span text:style-name="T11">)</text:span></text:p>
        </text:list-item>
      </text:list>
      <text:p text:style-name="P8"/>
      <text:h text:style-name="P14" text:outline-level="2">1. 4 <text:span text:style-name="T23">UČINKOVITOST OHRANJANJA </text:span>genetsk<text:span text:style-name="T23">E</text:span> variabilnost<text:span text:style-name="T23">I</text:span></text:h>
      <text:list xml:id="list1932254102" text:style-name="L4">
        <text:list-item>
          <text:p text:style-name="P26">Mere variabilnosti (delta F, delta C, pedigree / GRM / ROH / heterozigotnost, efektivna velikost populacije)</text:p>
        </text:list-item>
        <text:list-item>
          <text:p text:style-name="P26">kako je GS spremenila genetsko variabilnost pri govedu<text:span text:style-name="T11"> </text:span><text:span text:style-name="T12">(Doekes, Daetwyler, Thomasen)</text:span></text:p>
        </text:list-item>
        <text:list-item>
          <text:p text:style-name="P26">kontrola – OCS <text:span text:style-name="T11">(Woolliams, Sonnesen)</text:span></text:p>
        </text:list-item>
      </text:list>
      <text:p text:style-name="P11"><text:soft-page-break/></text:p>
      <text:h text:style-name="P14" text:outline-level="2">1.5 <text:span text:style-name="T23">UČINKOVITOST izkoriščanjA genetskih in finančnih virov</text:span></text:h>
      <text:list xml:id="list1460393116" text:style-name="L5">
        <text:list-item>
          <text:p text:style-name="P23">Particija genetskega trenda na izvore – izboljša tudi finančno učinkovitost poslovanja <text:span text:style-name="T11">(García-Cortés)</text:span></text:p>
        </text:list-item>
        <text:list-item>
          <text:p text:style-name="P27"><text:span text:style-name="T10">razporeditev sredstev </text:span><text:span text:style-name="T14">(</text:span><text:span text:style-name="T3">Posbergh, </text:span><text:span text:style-name="T4">PAG reference)</text:span></text:p>
        </text:list-item>
      </text:list>
      <text:p text:style-name="P10"/>
      <text:h text:style-name="P14" text:outline-level="2">1.6 MAJHNE POPULACIJE</text:h>
      <text:list xml:id="list1762659051" text:style-name="L6">
        <text:list-item>
          <text:p text:style-name="P24">Dinamika genetskih parametrov – drif in inbriding v majhnih populacijah <text:span text:style-name="T11">(Falconer and Mackay: Small populations)</text:span></text:p>
        </text:list-item>
        <text:list-item>
          <text:p text:style-name="P24">Problemi – število živali, višina sredstev</text:p>
        </text:list-item>
        <text:list-item>
          <text:p text:style-name="P24">internacionalni konzorciji</text:p>
        </text:list-item>
      </text:list>
      <text:p text:style-name="P2"/>
      <text:h text:style-name="P33" text:outline-level="1">1.1 trajnostno kmetijstvo</text:h>
      <text:p text:style-name="P12"><text:span text:style-name="T13">“Trajnost” </text:span><text:span text:style-name="T5">je v luči podnebnih sprememb in rasti prebivalstva postal izmed najpomembnejših pojm</text:span><text:span text:style-name="T6">o</text:span><text:span text:style-name="T5">v današnjega gospodarstva. </text:span>Trajnostno upravljanje z naravnimi viri mora zadostiti potrebam trenutnega prebivalstva in pri tem ne ogrožati možnosti prihodnjih generacij <text:span text:style-name="T16">(WCED, 1987: 8)</text:span><text:span text:style-name="T16"><office:annotation><dc:creator>Unknown Author</dc:creator><dc:date>2020-02-04T13:41:55.762192111</dc:date><text:p text:style-name="P34"><text:span text:style-name="T24">WCED</text:span></text:p><text:p text:style-name="P34"><text:span text:style-name="T24">Our Common Future. World Commission on Environment and Development</text:span></text:p><text:p text:style-name="P34"><text:span text:style-name="T24">Oxford University Press, Oxford (1987)</text:span></text:p></office:annotation></text:span>. <text:span text:style-name="T15">Veliko vlogo v trajnostnem razvoju igra tudi kmetijstvo, saj je neposredno povezano s pridelavo in porabo hrane, porabo vode, zemlje in energije, podnebnimi spremembami ter revščino. Pri zagotavljanju trajnosti pa je kmetijstvo postavljeno pred velik izziv, saj mora ob redčenju in hitri degradaciji naravnih virov zadostit vse večjim zahtevam po hrani, krmi, vlakninam ter storitvam iz kmetijstva. Poleg tega se mora kmetijstvo spopadati tudi s problemi, kot so tekmovanje za naravne vire, zmanjšana odpornost proizvodnih sistemov in degradacija naravnih virov zaradi podnebnih sprememb, povečano tveganje za bolezni in invazivne vrste kot posledica gibanja ljudi in dobrin ter pomanjkanje integriranih sistemov upravljanja k ekosistemi in pokrajino.</text:span></text:p>
      <text:p text:style-name="P12"/>
      <text:p text:style-name="P13">Po navedbah Organizacije Združenih narodov za prehrano in kmetijstvo (FAO) mora trajnostno kmetijstvo:</text:p>
      <text:list xml:id="list789143628" text:style-name="L7">
        <text:list-item>
          <text:p text:style-name="P29"><text:span text:style-name="T17">i</text:span>zboljša<text:span text:style-name="T1">ti</text:span> učinkovitost rabe (naravnih) virov</text:p>
        </text:list-item>
        <text:list-item>
          <text:p text:style-name="P30"><text:span text:style-name="T1">Razvoj aktivnost za o</text:span>hranja<text:span text:style-name="T1">nje</text:span>, ščiti in okrepi naravne vire; <text:span text:style-name="T18">negovati zdrave ekosisteme in podpirati trajnostno upravljanje z zemljo, vodo in naravnimi viri ter zagotavljati prehransko varnosti.</text:span></text:p>
        </text:list-item>
        <text:list-item>
          <text:p text:style-name="P30"><text:soft-page-break/><text:span text:style-name="T17">Š</text:span>čiti in izboljša “živost” podeželja, pravičnost in socialno dobro počutje; <text:span text:style-name="T15">Prav tako mora trajnostno kmetijstvo zadostiti potrebam sedanjih in prihodnjih generacij s svojimi proizvodi in storitvami ter ob tem zagotavljati zdravstveno, gospodarsko in socialno pravičnosti.</text:span></text:p>
        </text:list-item>
        <text:list-item>
          <text:p text:style-name="P29">Okrepi odpornost ljudi, družb in ekosistemov <text:span text:style-name="T1">do klimatskih sprememb in nestanovitnost trga</text:span></text:p>
        </text:list-item>
        <text:list-item>
          <text:p text:style-name="P29">Zahteva odgovorne in učinkovite vladne mehanizme <text:span text:style-name="T17">in sistem globalnega upravljanja, ki promovira vprašanja prehranske varnosti, režimov trgovanja, in preoblikovanja kmetijskih politik za promoviranj lokalnih in regionalnih kmetijskih trgov (tržnic). </text:span></text:p>
        </text:list-item>
      </text:list>
      <text:p text:style-name="P13"/>
      <text:p text:style-name="P6">Drugi avtorji definirajo zahteve trajnostnega kmetijstva tudi kot učinkovitost virov, profitabilnosti, produktivnost, okoljsko ozaveščenost in socialno uspešno delovanje. Drugi so navedli trajnost tudi z obzirom na okoljske probleme, genetsko raznovrstnost, etične pomisleke in socialne probleme z obzirom na kratko in dolgoročno ekonomsko vrednostjo. Trajnostna živalska produkcija mora zadostiti vrsti etičnih, ekonomskih in ekoloških (okoljskih vprašanj in vprašanj biološke pestrosti). <text:s/></text:p>
      <text:p text:style-name="P3">Trajnostna selekcija mora tako dosegati tri ključne aspekte:</text:p>
      <text:list xml:id="list3280116974" text:style-name="L8">
        <text:list-item>
          <text:p text:style-name="P31">učinkovitost doseganja genetskega napredka. Genetski napredek zagotavlja prehransko varnost današnjih in naslednjih generacij.</text:p>
        </text:list-item>
        <text:list-item>
          <text:p text:style-name="P31">Učinovitost ohranjanja genetske variabilnosti. Slednja je pomembna za doseganje dolgoročenga genetskega napredka in ohranjanja možnosti prilagajanja organizmov na okoljske razmere in selekcijske cilje prihodnosti.</text:p>
        </text:list-item>
        <text:list-item>
          <text:p text:style-name="P31">Ekonomsko učinkovitost: slednja omogoča stabilnosti in ohranjanje državnih, regionalnih in lokalnih kmetijskih gospodarstev preko ohranjanja konkurenčnosti na trgu. </text:p>
        </text:list-item>
      </text:list>
      <text:p text:style-name="P4"/>
      <text:p text:style-name="P4"/>
      <text:p text:style-name="P5">1. Genetski napredek<text:span text:style-name="T19">d</text:span></text:p>
      <text:p text:style-name="P5">Genetski napredek - </text:p>
      <text:p text:style-name="P5">Idejo genomske selekcije je leta 2001 prvi prdstavil Meuwiss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52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text-transform="uppercase" style:font-name="Times New Roman" fo:font-family="'Times New Roman'" style:font-style-name="Bold" style:font-family-generic="roman"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353cm" fo:margin-bottom="0.212cm" loext:contextual-spacing="false" style:page-number="auto" fo:background-color="transparent"/>
      <style:text-properties fo:text-transform="uppercase" style:font-name="Times New Roman1" fo:font-family="'Times New Roman'" style:font-style-name="Regular" style:font-family-generic="roman" style:font-pitch="variable" fo:font-size="12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 fo:font-family="'Times New Roman'" style:font-style-name="Bold" style:font-family-generic="roman" style:font-pitch="variable" fo:font-size="12pt"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74cm" fo:border-left="none" fo:border-right="none" fo:border-top="none" fo:border-bottom="0.99pt solid #000000" style:join-border="false"/>
      <style:text-properties officeooo:rsid="00200bb3" officeooo:paragraph-rsid="00200bb3"/>
    </style:style>
    <style:page-layout style:name="Mpm1">
      <style:page-layout-properties fo:page-width="21.001cm" fo:page-height="29.7cm" style:num-format="1" style:print-orientation="portrait" fo:margin-top="1.499cm" fo:margin-bottom="3cm" fo:margin-left="3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Obšteter J Doktorsko delo.<text:line-break/> Ljubljana, Univ. v Ljubljani, Biotehniška fakultet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31T14:06:14.076190732</meta:creation-date>
    <dc:date>2020-02-27T12:39:55.257927049</dc:date>
    <meta:editing-duration>P12DT9H27M22S</meta:editing-duration>
    <meta:editing-cycles>5</meta:editing-cycles>
    <meta:generator>LibreOffice/6.0.7.3$Linux_X86_64 LibreOffice_project/00m0$Build-3</meta:generator>
    <meta:document-statistic meta:table-count="0" meta:image-count="0" meta:object-count="0" meta:page-count="3" meta:paragraph-count="45" meta:word-count="622" meta:character-count="4730" meta:non-whitespace-character-count="4171"/>
  </office:meta>
</office:document-meta>
</file>